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TÓM TẮT NỘI DUNG LEARNING LINUX DEVICE DRIVER</text:p>
      <text:p text:style-name="P1"/>
      <text:p text:style-name="P2"><text:span text:style-name="T1">Tài liệu tham khảo</text:span>: <text:span text:style-name="T2">Rodolfo Giometti - Linux Device Driver Development Cookbook_ Develop custom drivers for your embedded Linux applications (2019).</text:span></text:p>
      <text:p text:style-name="P2"><text:span text:style-name="T1">Link</text:span>: <text:a xlink:type="simple" xlink:href="http://93.174.95.29/_ads/30FB64E5913F431A2B5853808A739D1F" text:style-name="Internet_20_link" text:visited-style-name="Visited_20_Internet_20_Link"><text:span text:style-name="T2">http://93.174.95.29/_ads/30FB64E5913F431A2B5853808A739D1F</text:span></text:a></text:p>
      <text:p text:style-name="P3"/>
      <text:list xml:id="list4044875274485508963" text:style-name="L1">
        <text:list-item>
          <text:p text:style-name="P4">Cài đặt hệ thống</text:p>
          <text:p text:style-name="P4">1.1<text:line-break/>1.2</text:p>
          <text:p text:style-name="P4">1.3</text:p>
        </text:list-item>
        <text:list-item>
          <text:p text:style-name="P4">A peek inside the Kernel</text:p>
          <text:p text:style-name="P4">2.1</text:p>
          <text:p text:style-name="P4">2.2</text:p>
          <text:p text:style-name="P4">2.3</text:p>
        </text:list-item>
        <text:list-item>
          <text:p text:style-name="P4">Làm việc với Character Drivers</text:p>
          <text:p text:style-name="P4">3.1</text:p>
          <text:p text:style-name="P4">3.2</text:p>
          <text:p text:style-name="P4">3.3</text:p>
        </text:list-item>
        <text:list-item>
          <text:p text:style-name="P4">Sử dụng Device Tree</text:p>
          <text:p text:style-name="P4">4.1</text:p>
          <text:p text:style-name="P4">4.2</text:p>
          <text:p text:style-name="P4">4.3</text:p>
        </text:list-item>
        <text:list-item>
          <text:p text:style-name="P4">Quản lý Interrupts và Concurrency</text:p>
          <text:p text:style-name="P4">5.1</text:p>
          <text:p text:style-name="P4">5.2</text:p>
          <text:p text:style-name="P4">5.3</text:p>
        </text:list-item>
        <text:list-item>
          <text:p text:style-name="P4">Các thành phần bên trong khác của Kernel</text:p>
          <text:p text:style-name="P4">6.1</text:p>
          <text:p text:style-name="P4">6.2</text:p>
          <text:p text:style-name="P4">6.3</text:p>
        </text:list-item>
        <text:list-item>
          <text:p text:style-name="P4">Mở rộng Character Driver Operations</text:p>
          <text:p text:style-name="P4">7.1</text:p>
          <text:p text:style-name="P4">7.2</text:p>
          <text:p text:style-name="P4">7.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5T10:00:57.28</meta:creation-date>
    <dc:date>2019-11-15T15:11:40.43</dc:date>
    <meta:editing-duration>PT4M51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30" meta:word-count="95" meta:character-count="532"/>
  </office:meta>
</office:document-meta>
</file>